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04cm" fo:margin-left="0cm" table:align="left"/>
    </style:style>
    <style:style style:name="Table1.A" style:family="table-column">
      <style:table-column-properties style:column-width="0.91cm"/>
    </style:style>
    <style:style style:name="Table1.B" style:family="table-column">
      <style:table-column-properties style:column-width="5.687cm"/>
    </style:style>
    <style:style style:name="Table1.C" style:family="table-column">
      <style:table-column-properties style:column-width="6.396cm"/>
    </style:style>
    <style:style style:name="Table1.D" style:family="table-column">
      <style:table-column-properties style:column-width="4.6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4cm" fo:margin-left="0cm" table:align="left"/>
    </style:style>
    <style:style style:name="Table2.A" style:family="table-column">
      <style:table-column-properties style:column-width="0.91cm"/>
    </style:style>
    <style:style style:name="Table2.B" style:family="table-column">
      <style:table-column-properties style:column-width="5.687cm"/>
    </style:style>
    <style:style style:name="Table2.C" style:family="table-column">
      <style:table-column-properties style:column-width="6.396cm"/>
    </style:style>
    <style:style style:name="Table2.D" style:family="table-column">
      <style:table-column-properties style:column-width="4.6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604cm" fo:margin-left="0cm" table:align="left"/>
    </style:style>
    <style:style style:name="Table3.A" style:family="table-column">
      <style:table-column-properties style:column-width="0.91cm"/>
    </style:style>
    <style:style style:name="Table3.B" style:family="table-column">
      <style:table-column-properties style:column-width="5.687cm"/>
    </style:style>
    <style:style style:name="Table3.C" style:family="table-column">
      <style:table-column-properties style:column-width="6.396cm"/>
    </style:style>
    <style:style style:name="Table3.D" style:family="table-column">
      <style:table-column-properties style:column-width="4.61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04cm" fo:margin-left="0cm" table:align="left"/>
    </style:style>
    <style:style style:name="Table4.A" style:family="table-column">
      <style:table-column-properties style:column-width="0.91cm"/>
    </style:style>
    <style:style style:name="Table4.B" style:family="table-column">
      <style:table-column-properties style:column-width="5.687cm"/>
    </style:style>
    <style:style style:name="Table4.C" style:family="table-column">
      <style:table-column-properties style:column-width="6.396cm"/>
    </style:style>
    <style:style style:name="Table4.D" style:family="table-column">
      <style:table-column-properties style:column-width="4.61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04cm" fo:margin-left="0cm" table:align="left"/>
    </style:style>
    <style:style style:name="Table5.A" style:family="table-column">
      <style:table-column-properties style:column-width="0.91cm"/>
    </style:style>
    <style:style style:name="Table5.B" style:family="table-column">
      <style:table-column-properties style:column-width="5.687cm"/>
    </style:style>
    <style:style style:name="Table5.C" style:family="table-column">
      <style:table-column-properties style:column-width="6.396cm"/>
    </style:style>
    <style:style style:name="Table5.D" style:family="table-column">
      <style:table-column-properties style:column-width="4.61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04cm" fo:margin-left="0cm" table:align="left"/>
    </style:style>
    <style:style style:name="Table6.A" style:family="table-column">
      <style:table-column-properties style:column-width="0.91cm"/>
    </style:style>
    <style:style style:name="Table6.B" style:family="table-column">
      <style:table-column-properties style:column-width="5.687cm"/>
    </style:style>
    <style:style style:name="Table6.C" style:family="table-column">
      <style:table-column-properties style:column-width="6.396cm"/>
    </style:style>
    <style:style style:name="Table6.D" style:family="table-column">
      <style:table-column-properties style:column-width="4.61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04cm" fo:margin-left="0cm" table:align="left"/>
    </style:style>
    <style:style style:name="Table7.A" style:family="table-column">
      <style:table-column-properties style:column-width="0.91cm"/>
    </style:style>
    <style:style style:name="Table7.B" style:family="table-column">
      <style:table-column-properties style:column-width="5.687cm"/>
    </style:style>
    <style:style style:name="Table7.C" style:family="table-column">
      <style:table-column-properties style:column-width="6.396cm"/>
    </style:style>
    <style:style style:name="Table7.D" style:family="table-column">
      <style:table-column-properties style:column-width="4.611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04cm" fo:margin-left="0cm" table:align="left"/>
    </style:style>
    <style:style style:name="Table8.A" style:family="table-column">
      <style:table-column-properties style:column-width="0.91cm"/>
    </style:style>
    <style:style style:name="Table8.B" style:family="table-column">
      <style:table-column-properties style:column-width="5.687cm"/>
    </style:style>
    <style:style style:name="Table8.C" style:family="table-column">
      <style:table-column-properties style:column-width="6.396cm"/>
    </style:style>
    <style:style style:name="Table8.D" style:family="table-column">
      <style:table-column-properties style:column-width="4.61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04cm" fo:margin-left="0cm" table:align="left"/>
    </style:style>
    <style:style style:name="Table9.A" style:family="table-column">
      <style:table-column-properties style:column-width="0.91cm"/>
    </style:style>
    <style:style style:name="Table9.B" style:family="table-column">
      <style:table-column-properties style:column-width="5.687cm"/>
    </style:style>
    <style:style style:name="Table9.C" style:family="table-column">
      <style:table-column-properties style:column-width="6.396cm"/>
    </style:style>
    <style:style style:name="Table9.D" style:family="table-column">
      <style:table-column-properties style:column-width="4.611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04cm" fo:margin-left="0cm" table:align="left"/>
    </style:style>
    <style:style style:name="Table10.A" style:family="table-column">
      <style:table-column-properties style:column-width="0.91cm"/>
    </style:style>
    <style:style style:name="Table10.B" style:family="table-column">
      <style:table-column-properties style:column-width="5.687cm"/>
    </style:style>
    <style:style style:name="Table10.C" style:family="table-column">
      <style:table-column-properties style:column-width="6.396cm"/>
    </style:style>
    <style:style style:name="Table10.D" style:family="table-column">
      <style:table-column-properties style:column-width="4.611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04cm" fo:margin-left="0cm" table:align="left"/>
    </style:style>
    <style:style style:name="Table11.A" style:family="table-column">
      <style:table-column-properties style:column-width="0.91cm"/>
    </style:style>
    <style:style style:name="Table11.B" style:family="table-column">
      <style:table-column-properties style:column-width="5.687cm"/>
    </style:style>
    <style:style style:name="Table11.C" style:family="table-column">
      <style:table-column-properties style:column-width="6.396cm"/>
    </style:style>
    <style:style style:name="Table11.D" style:family="table-column">
      <style:table-column-properties style:column-width="4.61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94b" officeooo:paragraph-rsid="0007a94b"/>
    </style:style>
    <style:style style:name="P2" style:family="paragraph" style:parent-style-name="Standard">
      <style:text-properties officeooo:paragraph-rsid="00089011"/>
    </style:style>
    <style:style style:name="P3" style:family="paragraph" style:parent-style-name="Standard">
      <style:text-properties officeooo:rsid="00089011" officeooo:paragraph-rsid="00089011"/>
    </style:style>
    <style:style style:name="P4" style:family="paragraph" style:parent-style-name="Table_20_Contents">
      <style:text-properties officeooo:rsid="0007a94b" officeooo:paragraph-rsid="0007a94b"/>
    </style:style>
    <style:style style:name="P5" style:family="paragraph" style:parent-style-name="Table_20_Contents">
      <style:text-properties officeooo:rsid="0007a94b" officeooo:paragraph-rsid="00089011"/>
    </style:style>
    <style:style style:name="P6" style:family="paragraph" style:parent-style-name="Table_20_Contents">
      <style:text-properties officeooo:paragraph-rsid="00089011"/>
    </style:style>
    <style:style style:name="P7" style:family="paragraph" style:parent-style-name="Table_20_Contents">
      <style:text-properties officeooo:rsid="00089011" officeooo:paragraph-rsid="00089011"/>
    </style:style>
    <style:style style:name="P8" style:family="paragraph" style:parent-style-name="Table_20_Contents">
      <style:text-properties officeooo:rsid="0009525f" officeooo:paragraph-rsid="0009525f"/>
    </style:style>
    <style:style style:name="P9" style:family="paragraph" style:parent-style-name="Table_20_Contents">
      <style:text-properties officeooo:rsid="000b0551" officeooo:paragraph-rsid="000b0551"/>
    </style:style>
    <style:style style:name="P10" style:family="paragraph" style:parent-style-name="Table_20_Contents">
      <style:text-properties officeooo:rsid="000c8b31" officeooo:paragraph-rsid="000c8b31"/>
    </style:style>
    <style:style style:name="P11" style:family="paragraph" style:parent-style-name="Standard">
      <style:text-properties officeooo:rsid="000c8fc8" officeooo:paragraph-rsid="000c8fc8"/>
    </style:style>
    <style:style style:name="P12" style:family="paragraph" style:parent-style-name="Standard">
      <style:text-properties officeooo:rsid="0007a94b" officeooo:paragraph-rsid="0007a94b"/>
    </style:style>
    <style:style style:name="P13" style:family="paragraph" style:parent-style-name="Standard">
      <style:text-properties officeooo:rsid="0017327a" officeooo:paragraph-rsid="0017327a"/>
    </style:style>
    <style:style style:name="P14" style:family="paragraph" style:parent-style-name="Standard">
      <style:text-properties officeooo:paragraph-rsid="00089011"/>
    </style:style>
    <style:style style:name="P15" style:family="paragraph" style:parent-style-name="Standard">
      <style:text-properties officeooo:rsid="00089011" officeooo:paragraph-rsid="00089011"/>
    </style:style>
    <style:style style:name="P16" style:family="paragraph" style:parent-style-name="Table_20_Contents">
      <style:text-properties officeooo:rsid="000c8fc8" officeooo:paragraph-rsid="000c8fc8"/>
    </style:style>
    <style:style style:name="P17" style:family="paragraph" style:parent-style-name="Table_20_Contents">
      <style:text-properties officeooo:paragraph-rsid="0007a94b"/>
    </style:style>
    <style:style style:name="P18" style:family="paragraph" style:parent-style-name="Table_20_Contents">
      <style:text-properties officeooo:rsid="000d77b6" officeooo:paragraph-rsid="000d77b6"/>
    </style:style>
    <style:style style:name="P19" style:family="paragraph" style:parent-style-name="Table_20_Contents">
      <style:text-properties officeooo:rsid="000e2ce3" officeooo:paragraph-rsid="000e2ce3"/>
    </style:style>
    <style:style style:name="P20" style:family="paragraph" style:parent-style-name="Table_20_Contents">
      <style:text-properties officeooo:rsid="000e7e34" officeooo:paragraph-rsid="000e7e34"/>
    </style:style>
    <style:style style:name="P21" style:family="paragraph" style:parent-style-name="Table_20_Contents">
      <style:text-properties officeooo:paragraph-rsid="00089011"/>
    </style:style>
    <style:style style:name="P22" style:family="paragraph" style:parent-style-name="Table_20_Contents">
      <style:text-properties officeooo:rsid="000f6f93" officeooo:paragraph-rsid="000f6f93"/>
    </style:style>
    <style:style style:name="P23" style:family="paragraph" style:parent-style-name="Table_20_Contents">
      <style:text-properties officeooo:rsid="001060c5" officeooo:paragraph-rsid="001060c5"/>
    </style:style>
    <style:style style:name="P24" style:family="paragraph" style:parent-style-name="Table_20_Contents">
      <style:text-properties officeooo:rsid="0012346a" officeooo:paragraph-rsid="0012346a"/>
    </style:style>
    <style:style style:name="P25" style:family="paragraph" style:parent-style-name="Table_20_Contents">
      <style:text-properties officeooo:paragraph-rsid="0012346a"/>
    </style:style>
    <style:style style:name="P26" style:family="paragraph" style:parent-style-name="Table_20_Contents">
      <style:text-properties officeooo:rsid="0013e78e" officeooo:paragraph-rsid="0013e78e"/>
    </style:style>
    <style:style style:name="P27" style:family="paragraph" style:parent-style-name="Table_20_Contents">
      <style:text-properties officeooo:rsid="00151e25" officeooo:paragraph-rsid="00151e25"/>
    </style:style>
    <style:style style:name="P28" style:family="paragraph" style:parent-style-name="Table_20_Contents">
      <style:text-properties officeooo:rsid="00165fcf" officeooo:paragraph-rsid="00165fcf"/>
    </style:style>
    <style:style style:name="T1" style:family="text">
      <style:text-properties officeooo:rsid="00089011"/>
    </style:style>
    <style:style style:name="T2" style:family="text">
      <style:text-properties officeooo:rsid="0009525f"/>
    </style:style>
    <style:style style:name="T3" style:family="text">
      <style:text-properties officeooo:rsid="000b0551"/>
    </style:style>
    <style:style style:name="T4" style:family="text">
      <style:text-properties officeooo:rsid="000c8fc8"/>
    </style:style>
    <style:style style:name="T5" style:family="text">
      <style:text-properties officeooo:rsid="000d77b6"/>
    </style:style>
    <style:style style:name="T6" style:family="text">
      <style:text-properties officeooo:rsid="000e2ce3"/>
    </style:style>
    <style:style style:name="T7" style:family="text">
      <style:text-properties officeooo:rsid="000e7e34"/>
    </style:style>
    <style:style style:name="T8" style:family="text">
      <style:text-properties officeooo:rsid="000f6f93"/>
    </style:style>
    <style:style style:name="T9" style:family="text">
      <style:text-properties officeooo:rsid="001060c5"/>
    </style:style>
    <style:style style:name="T10" style:family="text">
      <style:text-properties officeooo:rsid="0012346a"/>
    </style:style>
    <style:style style:name="T11" style:family="text">
      <style:text-properties officeooo:rsid="0013e78e"/>
    </style:style>
    <style:style style:name="T12" style:family="text">
      <style:text-properties officeooo:rsid="00151e25"/>
    </style:style>
    <style:style style:name="T13" style:family="text">
      <style:text-properties officeooo:rsid="00165f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st cases</text:p>
      <text:p text:style-name="P1"/>
      <text:p text:style-name="P1">Login <text:span text:style-name="T1">(10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4">Scenario</text:p>
          </table:table-cell>
          <table:table-cell table:style-name="Table1.A1" office:value-type="string">
            <text:p text:style-name="P4">Test step</text:p>
          </table:table-cell>
          <table:table-cell table:style-name="Table1.D1" office:value-type="string">
            <text:p text:style-name="P4">Expected outcome</text:p>
          </table:table-cell>
        </table:table-row>
        <table:table-row>
          <table:table-cell table:style-name="Table1.A2" office:value-type="string">
            <text:p text:style-name="P4">001</text:p>
          </table:table-cell>
          <table:table-cell table:style-name="Table1.A2" office:value-type="string">
            <text:p text:style-name="P4">Login as an admin</text:p>
          </table:table-cell>
          <table:table-cell table:style-name="Table1.A2" office:value-type="string">
            <text:p text:style-name="P4">-Login as an admin</text:p>
          </table:table-cell>
          <table:table-cell table:style-name="Table1.D2" office:value-type="string">
            <text:p text:style-name="P4">User login successfully as an admin</text:p>
          </table:table-cell>
        </table:table-row>
        <table:table-row>
          <table:table-cell table:style-name="Table1.A2" office:value-type="string">
            <text:p text:style-name="P4">002</text:p>
          </table:table-cell>
          <table:table-cell table:style-name="Table1.A2" office:value-type="string">
            <text:p text:style-name="P4">Login as a standard user</text:p>
          </table:table-cell>
          <table:table-cell table:style-name="Table1.A2" office:value-type="string">
            <text:p text:style-name="P4">-Login as a standard user</text:p>
          </table:table-cell>
          <table:table-cell table:style-name="Table1.D2" office:value-type="string">
            <text:p text:style-name="P4">User login successfully as a standard user</text:p>
          </table:table-cell>
        </table:table-row>
        <table:table-row>
          <table:table-cell table:style-name="Table1.A2" office:value-type="string">
            <text:p text:style-name="P4">003</text:p>
          </table:table-cell>
          <table:table-cell table:style-name="Table1.A2" office:value-type="string">
            <text:p text:style-name="P4">User enters an invalid name</text:p>
          </table:table-cell>
          <table:table-cell table:style-name="Table1.A2" office:value-type="string">
            <text:p text:style-name="P4">-Enter login command</text:p>
            <text:p text:style-name="P4">-Enter an invalid name</text:p>
          </table:table-cell>
          <table:table-cell table:style-name="Table1.D2" office:value-type="string">
            <text:p text:style-name="P4">User is unable to login as the name is invalid</text:p>
          </table:table-cell>
        </table:table-row>
        <table:table-row>
          <table:table-cell table:style-name="Table1.A2" office:value-type="string">
            <text:p text:style-name="P4">004</text:p>
          </table:table-cell>
          <table:table-cell table:style-name="Table1.A2" office:value-type="string">
            <text:p text:style-name="P4">User attempts to enter an invalid command</text:p>
          </table:table-cell>
          <table:table-cell table:style-name="Table1.A2" office:value-type="string">
            <text:p text:style-name="P4">-Login as an admin</text:p>
            <text:p text:style-name="P4">-Enter an invalid command</text:p>
          </table:table-cell>
          <table:table-cell table:style-name="Table1.D2" office:value-type="string">
            <text:p text:style-name="P4">User is moved back to the command selection menu</text:p>
          </table:table-cell>
        </table:table-row>
        <table:table-row>
          <table:table-cell table:style-name="Table1.A2" office:value-type="string">
            <text:p text:style-name="P4">005</text:p>
          </table:table-cell>
          <table:table-cell table:style-name="Table1.A2" office:value-type="string">
            <text:p text:style-name="P4">User tries to login after being logged in</text:p>
          </table:table-cell>
          <table:table-cell table:style-name="Table1.A2" office:value-type="string">
            <text:p text:style-name="P4">-Login as an admin</text:p>
            <text:p text:style-name="P4">-Enter login command again</text:p>
          </table:table-cell>
          <table:table-cell table:style-name="Table1.D2" office:value-type="string">
            <text:p text:style-name="P4">User is denied the login and continues their session</text:p>
          </table:table-cell>
        </table:table-row>
        <table:table-row>
          <table:table-cell table:style-name="Table1.A2" office:value-type="string">
            <text:p text:style-name="P4">006</text:p>
          </table:table-cell>
          <table:table-cell table:style-name="Table1.A2" office:value-type="string">
            <text:p text:style-name="P4">Attempt commands other than login before logging in</text:p>
          </table:table-cell>
          <table:table-cell table:style-name="Table1.A2" office:value-type="string">
            <text:p text:style-name="P4">-Enter each command except for login, one at a time </text:p>
          </table:table-cell>
          <table:table-cell table:style-name="Table1.D2" office:value-type="string">
            <text:p text:style-name="P4">User is denied every command</text:p>
          </table:table-cell>
        </table:table-row>
        <table:table-row>
          <table:table-cell table:style-name="Table1.A2" office:value-type="string">
            <text:p text:style-name="P4">007</text:p>
          </table:table-cell>
          <table:table-cell table:style-name="Table1.A2" office:value-type="string">
            <text:p text:style-name="P4">A standard user attempts privileged commands</text:p>
          </table:table-cell>
          <table:table-cell table:style-name="Table1.A2" office:value-type="string">
            <text:p text:style-name="P4">-Enter each privileged command, one at a tome</text:p>
          </table:table-cell>
          <table:table-cell table:style-name="Table1.D2" office:value-type="string">
            <text:p text:style-name="P4">User is denied every privileged command</text:p>
          </table:table-cell>
        </table:table-row>
      </table:table>
      <text:p text:style-name="P1"/>
      <text:p text:style-name="P1">Logout <text:span text:style-name="T1">(00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#</text:p>
          </table:table-cell>
          <table:table-cell table:style-name="Table2.A1" office:value-type="string">
            <text:p text:style-name="P4">Scenario</text:p>
          </table:table-cell>
          <table:table-cell table:style-name="Table2.A1" office:value-type="string">
            <text:p text:style-name="P4">Test step</text:p>
          </table:table-cell>
          <table:table-cell table:style-name="Table2.D1" office:value-type="string">
            <text:p text:style-name="P4">Expected outcome</text:p>
          </table:table-cell>
        </table:table-row>
        <table:table-row>
          <table:table-cell table:style-name="Table2.A2" office:value-type="string">
            <text:p text:style-name="P4">001</text:p>
          </table:table-cell>
          <table:table-cell table:style-name="Table2.A2" office:value-type="string">
            <text:p text:style-name="P4">Logout as a standard user</text:p>
          </table:table-cell>
          <table:table-cell table:style-name="Table2.A2" office:value-type="string">
            <text:p text:style-name="P4">-Login as a standard user</text:p>
            <text:p text:style-name="P4">-Logout</text:p>
          </table:table-cell>
          <table:table-cell table:style-name="Table2.D2" office:value-type="string">
            <text:p text:style-name="P4">User successfully logs out</text:p>
          </table:table-cell>
        </table:table-row>
        <table:table-row>
          <table:table-cell table:style-name="Table2.A2" office:value-type="string">
            <text:p text:style-name="P4">002</text:p>
          </table:table-cell>
          <table:table-cell table:style-name="Table2.A2" office:value-type="string">
            <text:p text:style-name="P4">Logout as an admin</text:p>
          </table:table-cell>
          <table:table-cell table:style-name="Table2.A2" office:value-type="string">
            <text:p text:style-name="P4">-Login as an admin</text:p>
            <text:p text:style-name="P4">-Logout</text:p>
          </table:table-cell>
          <table:table-cell table:style-name="Table2.D2" office:value-type="string">
            <text:p text:style-name="P4">User successfully logs out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Withdrawal (01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#</text:p>
          </table:table-cell>
          <table:table-cell table:style-name="Table3.A1" office:value-type="string">
            <text:p text:style-name="P4">Scenario</text:p>
          </table:table-cell>
          <table:table-cell table:style-name="Table3.A1" office:value-type="string">
            <text:p text:style-name="P4">Test step</text:p>
          </table:table-cell>
          <table:table-cell table:style-name="Table3.D1" office:value-type="string">
            <text:p text:style-name="P4">Expected outcome</text:p>
          </table:table-cell>
        </table:table-row>
        <table:table-row>
          <table:table-cell table:style-name="Table3.A2" office:value-type="string">
            <text:p text:style-name="P4">001</text:p>
          </table:table-cell>
          <table:table-cell table:style-name="Table3.A2" office:value-type="string">
            <text:p text:style-name="P16">Standard user withdraws a valid amount</text:p>
          </table:table-cell>
          <table:table-cell table:style-name="Table3.A2" office:value-type="string">
            <text:p text:style-name="P17">-<text:span text:style-name="T4">Login as standard user</text:span></text:p>
            <text:p text:style-name="P17">-<text:span text:style-name="T4">Enter withdrawal command</text:span></text:p>
            <text:p text:style-name="P17">-<text:span text:style-name="T4">Enter a valid account number</text:span></text:p>
            <text:p text:style-name="P17">-<text:span text:style-name="T4">Enters a valid amount</text:span></text:p>
          </table:table-cell>
          <table:table-cell table:style-name="Table3.D2" office:value-type="string">
            <text:p text:style-name="P16">User successfully withdraws money from their account</text:p>
          </table:table-cell>
        </table:table-row>
        <table:table-row>
          <table:table-cell table:style-name="Table3.A2" office:value-type="string">
            <text:p text:style-name="P16">002</text:p>
          </table:table-cell>
          <table:table-cell table:style-name="Table3.A2" office:value-type="string">
            <text:p text:style-name="P16">User attempts to withdraw more than 500.00 from their account</text:p>
          </table:table-cell>
          <table:table-cell table:style-name="Table3.A2" office:value-type="string">
            <text:p text:style-name="P17">-<text:span text:style-name="T4">Login as standard user</text:span></text:p>
            <text:p text:style-name="P17">-<text:span text:style-name="T4">Enter withdrawal command</text:span></text:p>
            <text:p text:style-name="P17">-<text:span text:style-name="T4">Enter a valid account number</text:span></text:p>
            <text:p text:style-name="P17">-<text:span text:style-name="T4">Enter an amount larger than 500.00</text:span></text:p>
          </table:table-cell>
          <table:table-cell table:style-name="Table3.D2" office:value-type="string">
            <text:p text:style-name="P16">User fails to withdraw money because the amount is larger than the daily limit</text:p>
          </table:table-cell>
        </table:table-row>
        <table:table-row>
          <table:table-cell table:style-name="Table3.A2" office:value-type="string">
            <text:p text:style-name="P16">003</text:p>
          </table:table-cell>
          <table:table-cell table:style-name="Table3.A2" office:value-type="string">
            <text:p text:style-name="P16">User attempts to withdraw more than 500.00 in one day but separately</text:p>
          </table:table-cell>
          <table:table-cell table:style-name="Table3.A2" office:value-type="string">
            <text:p text:style-name="P17">-<text:span text:style-name="T4">Login as standard user</text:span></text:p>
            <text:p text:style-name="P17">-<text:span text:style-name="T4">Enter withdrawal command</text:span></text:p>
            <text:p text:style-name="P17">-<text:span text:style-name="T4">Enter a valid account number</text:span></text:p>
            <text:p text:style-name="P17">-<text:span text:style-name="T4">Enter an amount smaller than 500.00</text:span></text:p>
            <text:p text:style-name="P17">-<text:span text:style-name="T4">Enter withdrawal command</text:span></text:p>
            <text:p text:style-name="P17">-<text:span text:style-name="T4">Enter a valid account number</text:span></text:p>
            <text:p text:style-name="P17">-<text:span text:style-name="T4">Enter an amount that the sum of the previous transaction and this transaction exceeds 500.00</text:span></text:p>
          </table:table-cell>
          <table:table-cell table:style-name="Table3.D2" office:value-type="string">
            <text:p text:style-name="P16">User successfully withdraws money during the first transaction but fails to withdraw a second time because the total amount is larger than 500.00</text:p>
          </table:table-cell>
        </table:table-row>
        <table:table-row>
          <table:table-cell table:style-name="Table3.A2" office:value-type="string">
            <text:p text:style-name="P16">004</text:p>
          </table:table-cell>
          <table:table-cell table:style-name="Table3.A2" office:value-type="string">
            <text:p text:style-name="P16">User attempts to withdraw an invalid amount </text:p>
          </table:table-cell>
          <table:table-cell table:style-name="Table3.A2" office:value-type="string">
            <text:p text:style-name="P17">-<text:span text:style-name="T4">Login as standard user</text:span></text:p>
            <text:p text:style-name="P17">-<text:span text:style-name="T4">Enter withdrawal command</text:span></text:p>
            <text:p text:style-name="P17">-<text:span text:style-name="T4">Enter a valid account number</text:span></text:p>
            <text:p text:style-name="P17">-<text:span text:style-name="T4">Enter an invalid amount</text:span></text:p>
          </table:table-cell>
          <table:table-cell table:style-name="Table3.D2" office:value-type="string">
            <text:p text:style-name="P18">User fails to withdraw money from their account as the amount enter is invalid</text:p>
          </table:table-cell>
        </table:table-row>
        <table:table-row>
          <table:table-cell table:style-name="Table3.A2" office:value-type="string">
            <text:p text:style-name="P18">005</text:p>
          </table:table-cell>
          <table:table-cell table:style-name="Table3.A2" office:value-type="string">
            <text:p text:style-name="P18">User attempts to withdraw from an account that does not belong to them</text:p>
          </table:table-cell>
          <table:table-cell table:style-name="Table3.A2" office:value-type="string">
            <text:p text:style-name="P17">-<text:span text:style-name="T5">Login as standard user</text:span></text:p>
            <text:p text:style-name="P17">-<text:span text:style-name="T5">Enter withdrawal command</text:span></text:p>
            <text:p text:style-name="P17">-<text:span text:style-name="T5">Enter a valid account number that does not belong to them</text:span></text:p>
          </table:table-cell>
          <table:table-cell table:style-name="Table3.D2" office:value-type="string">
            <text:p text:style-name="P18">User fails to withdraw money from their account as the account they enter does not belong to them</text:p>
          </table:table-cell>
        </table:table-row>
        <table:table-row>
          <table:table-cell table:style-name="Table3.A2" office:value-type="string">
            <text:p text:style-name="P18">006</text:p>
          </table:table-cell>
          <table:table-cell table:style-name="Table3.A2" office:value-type="string">
            <text:p text:style-name="P18">User attempts to withdraw from an invalid account</text:p>
          </table:table-cell>
          <table:table-cell table:style-name="Table3.A2" office:value-type="string">
            <text:p text:style-name="P17">-<text:span text:style-name="T5">Login as standard user</text:span></text:p>
            <text:p text:style-name="P17">-<text:span text:style-name="T5">Enter withdrawal command</text:span></text:p>
            <text:p text:style-name="P17">-<text:span text:style-name="T5">Enter an invalid account number</text:span></text:p>
          </table:table-cell>
          <table:table-cell table:style-name="Table3.D2" office:value-type="string">
            <text:p text:style-name="P18">User fails to withdraw money as the account entered is invalid</text:p>
            <text:p text:style-name="P18"/>
          </table:table-cell>
        </table:table-row>
        <table:table-row>
          <table:table-cell table:style-name="Table3.A2" office:value-type="string">
            <text:p text:style-name="P18">007</text:p>
          </table:table-cell>
          <table:table-cell table:style-name="Table3.A2" office:value-type="string">
            <text:p text:style-name="P18">User attempts to withdraw more than the amount currently in their account</text:p>
          </table:table-cell>
          <table:table-cell table:style-name="Table3.A2" office:value-type="string">
            <text:p text:style-name="P17">-<text:span text:style-name="T5">Login as standard user</text:span></text:p>
            <text:p text:style-name="P17">-<text:span text:style-name="T5">Enter withdrawal command</text:span></text:p>
            <text:p text:style-name="P17">-<text:span text:style-name="T5">Enter a valid account number</text:span></text:p>
            <text:p text:style-name="P17">-<text:span text:style-name="T5">Enter an amount greater than their current balance</text:span></text:p>
          </table:table-cell>
          <table:table-cell table:style-name="Table3.D2" office:value-type="string">
            <text:p text:style-name="P18">User fails to withdraw money as the amount they enter is greater than their balance</text:p>
          </table:table-cell>
        </table:table-row>
        <table:table-row>
          <table:table-cell table:style-name="Table3.A2" office:value-type="string">
            <text:p text:style-name="P18">008</text:p>
          </table:table-cell>
          <table:table-cell table:style-name="Table3.A2" office:value-type="string">
            <text:p text:style-name="P18">User attempts to withdraw from a disabled account</text:p>
          </table:table-cell>
          <table:table-cell table:style-name="Table3.A2" office:value-type="string">
            <text:p text:style-name="P17">-<text:span text:style-name="T5">Login as standard user</text:span></text:p>
            <text:p text:style-name="P17">-<text:span text:style-name="T5">Enter withdrawal command</text:span></text:p>
            <text:p text:style-name="P17">-<text:span text:style-name="T5">Enter a disabled account</text:span></text:p>
          </table:table-cell>
          <table:table-cell table:style-name="Table3.D2" office:value-type="string">
            <text:p text:style-name="P18">User fails to withdraw money as the account is disabled</text:p>
          </table:table-cell>
        </table:table-row>
        <table:table-row>
          <table:table-cell table:style-name="Table3.A2" office:value-type="string">
            <text:p text:style-name="P18">009</text:p>
          </table:table-cell>
          <table:table-cell table:style-name="Table3.A2" office:value-type="string">
            <text:p text:style-name="P18">User attempts to withdraw their entire balance</text:p>
          </table:table-cell>
          <table:table-cell table:style-name="Table3.A2" office:value-type="string">
            <text:p text:style-name="P17">-<text:span text:style-name="T5">Login as standard user</text:span></text:p>
            <text:p text:style-name="P17">-<text:span text:style-name="T5">Enter withdrawal command</text:span></text:p>
            <text:p text:style-name="P17">-<text:span text:style-name="T5">Enter a valid account number</text:span></text:p>
            <text:p text:style-name="P17">-<text:span text:style-name="T5">Enter their entire account balance</text:span></text:p>
          </table:table-cell>
          <table:table-cell table:style-name="Table3.D2" office:value-type="string">
            <text:p text:style-name="P18">User fails to withdraw due to transaction fees</text:p>
          </table:table-cell>
        </table:table-row>
        <text:soft-page-break/>
        <table:table-row>
          <table:table-cell table:style-name="Table3.A2" office:value-type="string">
            <text:p text:style-name="P19">010</text:p>
          </table:table-cell>
          <table:table-cell table:style-name="Table3.A2" office:value-type="string">
            <text:p text:style-name="P19">Admin withdraws from an account</text:p>
          </table:table-cell>
          <table:table-cell table:style-name="Table3.A2" office:value-type="string">
            <text:p text:style-name="P17">-<text:span text:style-name="T6">Login as admin</text:span></text:p>
            <text:p text:style-name="P17">-<text:span text:style-name="T6">Enter withdrawal command</text:span></text:p>
            <text:p text:style-name="P17">-<text:span text:style-name="T6">Enter a valid account holder's name</text:span></text:p>
            <text:p text:style-name="P19">-Enter a valid account number</text:p>
            <text:p text:style-name="P19">-Enter a valid amount</text:p>
          </table:table-cell>
          <table:table-cell table:style-name="Table3.D2" office:value-type="string">
            <text:p text:style-name="P19">Admin successfully withdraws from an account</text:p>
          </table:table-cell>
        </table:table-row>
        <table:table-row>
          <table:table-cell table:style-name="Table3.A2" office:value-type="string">
            <text:p text:style-name="P19">011</text:p>
          </table:table-cell>
          <table:table-cell table:style-name="Table3.A2" office:value-type="string">
            <text:p text:style-name="P19">User attempts to withdraw an amount not evenly divisible by 5</text:p>
          </table:table-cell>
          <table:table-cell table:style-name="Table3.A2" office:value-type="string">
            <text:p text:style-name="P17">-<text:span text:style-name="T6">Login as admin</text:span></text:p>
            <text:p text:style-name="P17">-<text:span text:style-name="T6">Enter withdrawal command</text:span></text:p>
            <text:p text:style-name="P17">-<text:span text:style-name="T6">Enter a valid account number</text:span></text:p>
            <text:p text:style-name="P17">-<text:span text:style-name="T6">Enter an amount that is not evenly divisible by 5</text:span></text:p>
          </table:table-cell>
          <table:table-cell table:style-name="Table3.D2" office:value-type="string">
            <text:p text:style-name="P19">User fails to withdraw as the amount enter is not evenly divisible by 5</text:p>
          </table:table-cell>
        </table:table-row>
      </table:table>
      <text:p text:style-name="P11"/>
      <text:p text:style-name="P11"/>
      <text:p text:style-name="P3">Transfer (02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">#</text:p>
          </table:table-cell>
          <table:table-cell table:style-name="Table4.A1" office:value-type="string">
            <text:p text:style-name="P5">Scenario</text:p>
          </table:table-cell>
          <table:table-cell table:style-name="Table4.A1" office:value-type="string">
            <text:p text:style-name="P5">Test step</text:p>
          </table:table-cell>
          <table:table-cell table:style-name="Table4.D1" office:value-type="string">
            <text:p text:style-name="P5">Expected outcome</text:p>
          </table:table-cell>
        </table:table-row>
        <table:table-row>
          <table:table-cell table:style-name="Table4.A2" office:value-type="string">
            <text:p text:style-name="P5">001</text:p>
          </table:table-cell>
          <table:table-cell table:style-name="Table4.A2" office:value-type="string">
            <text:p text:style-name="P20">User transfers a valid amount of fund from one account to another</text:p>
          </table:table-cell>
          <table:table-cell table:style-name="Table4.A2" office:value-type="string">
            <text:p text:style-name="P6">-<text:span text:style-name="T7">Login as standard user</text:span></text:p>
            <text:p text:style-name="P6">-<text:span text:style-name="T7">Enter transfer command</text:span></text:p>
            <text:p text:style-name="P6">-<text:span text:style-name="T7">Enter a valid account to transfer from</text:span></text:p>
            <text:p text:style-name="P6">-<text:span text:style-name="T7">Enter a valid account to transfer to</text:span></text:p>
            <text:p text:style-name="P6">-<text:span text:style-name="T8">Enter a valid amount</text:span></text:p>
          </table:table-cell>
          <table:table-cell table:style-name="Table4.D2" office:value-type="string">
            <text:p text:style-name="P22">User successfully transfers funds from one account to another</text:p>
          </table:table-cell>
        </table:table-row>
        <table:table-row>
          <table:table-cell table:style-name="Table4.A2" office:value-type="string">
            <text:p text:style-name="P23">002</text:p>
          </table:table-cell>
          <table:table-cell table:style-name="Table4.A2" office:value-type="string">
            <text:p text:style-name="P23">Admin transfers a valid amount of fund from one account to another</text:p>
          </table:table-cell>
          <table:table-cell table:style-name="Table4.A2" office:value-type="string">
            <text:p text:style-name="P6">-<text:span text:style-name="T9">Login as admin</text:span></text:p>
            <text:p text:style-name="P6">-<text:span text:style-name="T9">Enter transfer command</text:span></text:p>
            <text:p text:style-name="P6">-<text:span text:style-name="T9">Enter a valid account holder's name</text:span></text:p>
            <text:p text:style-name="P6">-<text:span text:style-name="T9">Enter a valid account to transfer from</text:span></text:p>
            <text:p text:style-name="P6">-<text:span text:style-name="T9">Enter a valid account to transfer to</text:span></text:p>
            <text:p text:style-name="P6">-<text:span text:style-name="T9">Enter a valid amount</text:span></text:p>
          </table:table-cell>
          <table:table-cell table:style-name="Table4.D2" office:value-type="string">
            <text:p text:style-name="P23">Admin successfully transfers funds from one account to another</text:p>
          </table:table-cell>
        </table:table-row>
        <table:table-row>
          <table:table-cell table:style-name="Table4.A2" office:value-type="string">
            <text:p text:style-name="P23">003</text:p>
          </table:table-cell>
          <table:table-cell table:style-name="Table4.A2" office:value-type="string">
            <text:p text:style-name="P23">User transfers an amount greater than 1000.00</text:p>
          </table:table-cell>
          <table:table-cell table:style-name="Table4.A2" office:value-type="string">
            <text:p text:style-name="P6">-<text:span text:style-name="T9">Login as standard user</text:span></text:p>
            <text:p text:style-name="P6">-<text:span text:style-name="T9">Enter transfer command</text:span></text:p>
            <text:p text:style-name="P6">-<text:span text:style-name="T9">Enter a valid account to transfer from</text:span></text:p>
            <text:p text:style-name="P6">-<text:span text:style-name="T9">Enter a valid account to transfer to</text:span></text:p>
            <text:p text:style-name="P6">-<text:span text:style-name="T9">Enter an amount greater than 1000.00</text:span></text:p>
          </table:table-cell>
          <table:table-cell table:style-name="Table4.D2" office:value-type="string">
            <text:p text:style-name="P23">User fails to transfer money as the amount is greater than the limit</text:p>
          </table:table-cell>
        </table:table-row>
        <table:table-row>
          <table:table-cell table:style-name="Table4.A2" office:value-type="string">
            <text:p text:style-name="P23">004</text:p>
          </table:table-cell>
          <table:table-cell table:style-name="Table4.A2" office:value-type="string">
            <text:p text:style-name="P23">User transfers <text:span text:style-name="T10">from</text:span> an invalid <text:span text:style-name="T10">account</text:span></text:p>
          </table:table-cell>
          <table:table-cell table:style-name="Table4.A2" office:value-type="string">
            <text:p text:style-name="P6">-<text:span text:style-name="T9">Login as standard user</text:span></text:p>
            <text:p text:style-name="P6">-<text:span text:style-name="T9">Enter transfer command</text:span></text:p>
            <text:p text:style-name="P6">-<text:span text:style-name="T9">Enter an invalid account number</text:span></text:p>
          </table:table-cell>
          <table:table-cell table:style-name="Table4.D2" office:value-type="string">
            <text:p text:style-name="P23">User fails to transfer money because of invalid <text:span text:style-name="T10">account number</text:span></text:p>
          </table:table-cell>
        </table:table-row>
        <table:table-row>
          <table:table-cell table:style-name="Table4.A2" office:value-type="string">
            <text:p text:style-name="P23">005</text:p>
          </table:table-cell>
          <table:table-cell table:style-name="Table4.A2" office:value-type="string">
            <text:p text:style-name="P23">User transfers <text:span text:style-name="T10">to</text:span> an invalid <text:span text:style-name="T10">account</text:span></text:p>
          </table:table-cell>
          <table:table-cell table:style-name="Table4.A2" office:value-type="string">
            <text:p text:style-name="P6">-<text:span text:style-name="T9">Login as standard user</text:span></text:p>
            <text:p text:style-name="P6">-<text:span text:style-name="T9">Enter transfer command</text:span></text:p>
            <text:p text:style-name="P6">-<text:span text:style-name="T9">Enter a valid account number</text:span></text:p>
            <text:p text:style-name="P6">-<text:span text:style-name="T10">Enter an invalid account number</text:span></text:p>
          </table:table-cell>
          <table:table-cell table:style-name="Table4.D2" office:value-type="string">
            <text:p text:style-name="P23">User fails to transfer money because of invalid <text:span text:style-name="T10">account number</text:span></text:p>
          </table:table-cell>
        </table:table-row>
        <table:table-row>
          <table:table-cell table:style-name="Table4.A2" office:value-type="string">
            <text:p text:style-name="P23">006</text:p>
          </table:table-cell>
          <table:table-cell table:style-name="Table4.A2" office:value-type="string">
            <text:p text:style-name="P24">User transfers to a disable account</text:p>
          </table:table-cell>
          <table:table-cell table:style-name="Table4.A2" office:value-type="string">
            <text:p text:style-name="P25">-<text:span text:style-name="T9">Login as standard user</text:span></text:p>
            <text:p text:style-name="P25">-<text:span text:style-name="T9">Enter transfer command</text:span></text:p>
            <text:p text:style-name="P25">-<text:span text:style-name="T9">Enter a valid account number</text:span></text:p>
            <text:p text:style-name="P25">-<text:span text:style-name="T10">Enter a disabled account number</text:span></text:p>
          </table:table-cell>
          <table:table-cell table:style-name="Table4.D2" office:value-type="string">
            <text:p text:style-name="P24">User fails to transfer money because account is disabled</text:p>
          </table:table-cell>
        </table:table-row>
        <text:soft-page-break/>
        <table:table-row>
          <table:table-cell table:style-name="Table4.A2" office:value-type="string">
            <text:p text:style-name="P24">007</text:p>
          </table:table-cell>
          <table:table-cell table:style-name="Table4.A2" office:value-type="string">
            <text:p text:style-name="P24">User transfers more than 1000.00 in one day but separately</text:p>
          </table:table-cell>
          <table:table-cell table:style-name="Table4.A2" office:value-type="string">
            <text:p text:style-name="P25">-<text:span text:style-name="T10">Login as standard user</text:span></text:p>
            <text:p text:style-name="P25">-<text:span text:style-name="T10">Enter transfer command</text:span></text:p>
            <text:p text:style-name="P25">-<text:span text:style-name="T10">Enter a valid account number</text:span></text:p>
            <text:p text:style-name="P25">-<text:span text:style-name="T10">Enter another valid account number</text:span></text:p>
            <text:p text:style-name="P25">-<text:span text:style-name="T10">Enter a valid amount</text:span></text:p>
            <text:p text:style-name="P25">-<text:span text:style-name="T10">Enter transfer command</text:span></text:p>
            <text:p text:style-name="P25">-<text:span text:style-name="T10">Enter a valid account number</text:span></text:p>
            <text:p text:style-name="P25">-<text:span text:style-name="T10">Enter another valid account number</text:span></text:p>
            <text:p text:style-name="P25">-<text:span text:style-name="T10">Enter an amount where the sum of the first transaction and current amount would be greater than 1000.00</text:span></text:p>
          </table:table-cell>
          <table:table-cell table:style-name="Table4.D2" office:value-type="string">
            <text:p text:style-name="P24">User successfully transfer s funds for the first transaction but fails the second transfer</text:p>
          </table:table-cell>
        </table:table-row>
        <table:table-row>
          <table:table-cell table:style-name="Table4.A2" office:value-type="string">
            <text:p text:style-name="P24">008</text:p>
          </table:table-cell>
          <table:table-cell table:style-name="Table4.A2" office:value-type="string">
            <text:p text:style-name="P24">User transfers their entire balance </text:p>
          </table:table-cell>
          <table:table-cell table:style-name="Table4.A2" office:value-type="string">
            <text:p text:style-name="P25">-<text:span text:style-name="T10">Login as standard user</text:span></text:p>
            <text:p text:style-name="P25">-<text:span text:style-name="T10">Enter transfer command</text:span></text:p>
            <text:p text:style-name="P25">-<text:span text:style-name="T10">Enter valid account number</text:span></text:p>
            <text:p text:style-name="P25">-<text:span text:style-name="T10">Enter another valid account number</text:span></text:p>
            <text:p text:style-name="P25">-<text:span text:style-name="T10">Enter balance amount</text:span></text:p>
          </table:table-cell>
          <table:table-cell table:style-name="Table4.D2" office:value-type="string">
            <text:p text:style-name="P24">User fails to transfer funds due to transaction fees</text:p>
          </table:table-cell>
        </table:table-row>
        <table:table-row>
          <table:table-cell table:style-name="Table4.A2" office:value-type="string">
            <text:p text:style-name="P24">009</text:p>
          </table:table-cell>
          <table:table-cell table:style-name="Table4.A2" office:value-type="string">
            <text:p text:style-name="P24">Admin transfer entire balance</text:p>
          </table:table-cell>
          <table:table-cell table:style-name="Table4.A2" office:value-type="string">
            <text:p text:style-name="P25">-<text:span text:style-name="T10">Login as admin</text:span></text:p>
            <text:p text:style-name="P25">-<text:span text:style-name="T10">Enter transfer command</text:span></text:p>
            <text:p text:style-name="P25">-<text:span text:style-name="T10">Enter a valid account holder's name</text:span></text:p>
            <text:p text:style-name="P25">-<text:span text:style-name="T10">Enter a valid account number</text:span></text:p>
            <text:p text:style-name="P25">-<text:span text:style-name="T10">Enter another valid account number</text:span></text:p>
            <text:p text:style-name="P25">-<text:span text:style-name="T10">Enter balance amount</text:span></text:p>
          </table:table-cell>
          <table:table-cell table:style-name="Table4.D2" office:value-type="string">
            <text:p text:style-name="P24">Admin successfully transfer the entire balance from one account to another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aybill (03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">#</text:p>
          </table:table-cell>
          <table:table-cell table:style-name="Table5.A1" office:value-type="string">
            <text:p text:style-name="P5">Scenario</text:p>
          </table:table-cell>
          <table:table-cell table:style-name="Table5.A1" office:value-type="string">
            <text:p text:style-name="P5">Test step</text:p>
          </table:table-cell>
          <table:table-cell table:style-name="Table5.D1" office:value-type="string">
            <text:p text:style-name="P5">Expected outcome</text:p>
          </table:table-cell>
        </table:table-row>
        <table:table-row>
          <table:table-cell table:style-name="Table5.A2" office:value-type="string">
            <text:p text:style-name="P5">001</text:p>
          </table:table-cell>
          <table:table-cell table:style-name="Table5.A2" office:value-type="string">
            <text:p text:style-name="P26">User pays a bill</text:p>
          </table:table-cell>
          <table:table-cell table:style-name="Table5.A2" office:value-type="string">
            <text:p text:style-name="P6">-<text:span text:style-name="T11">Login as standard user</text:span></text:p>
            <text:p text:style-name="P26">-Enter paybill command</text:p>
            <text:p text:style-name="P26">-Enter a valid account number</text:p>
            <text:p text:style-name="P26">-Enter a valid company</text:p>
            <text:p text:style-name="P26">-Enter a valid amount</text:p>
          </table:table-cell>
          <table:table-cell table:style-name="Table5.D2" office:value-type="string">
            <text:p text:style-name="P26">User successfully pays a bill</text:p>
          </table:table-cell>
        </table:table-row>
        <table:table-row>
          <table:table-cell table:style-name="Table5.A2" office:value-type="string">
            <text:p text:style-name="P26">002</text:p>
          </table:table-cell>
          <table:table-cell table:style-name="Table5.A2" office:value-type="string">
            <text:p text:style-name="P26">User pays a bill without sufficient funds</text:p>
          </table:table-cell>
          <table:table-cell table:style-name="Table5.A2" office:value-type="string">
            <text:p text:style-name="P6">-<text:span text:style-name="T11">Login as admin</text:span></text:p>
            <text:p text:style-name="P6">-<text:span text:style-name="T11">Enter paybill command</text:span></text:p>
            <text:p text:style-name="P6">-<text:span text:style-name="T11">Enter a valid account holder's name</text:span></text:p>
            <text:p text:style-name="P6">-<text:span text:style-name="T11">Enter a valid account number</text:span></text:p>
            <text:p text:style-name="P6">-<text:span text:style-name="T11">Enter a valid company</text:span></text:p>
            <text:p text:style-name="P6">-<text:span text:style-name="T11">Enter an amount greater than the account's balance </text:span></text:p>
          </table:table-cell>
          <table:table-cell table:style-name="Table5.D2" office:value-type="string">
            <text:p text:style-name="P26">User fails to pay a bill due to insufficient funds</text:p>
          </table:table-cell>
        </table:table-row>
        <table:table-row>
          <table:table-cell table:style-name="Table5.A2" office:value-type="string">
            <text:p text:style-name="P26">003</text:p>
          </table:table-cell>
          <table:table-cell table:style-name="Table5.A2" office:value-type="string">
            <text:p text:style-name="P26">User pays a bill to a invalid company</text:p>
          </table:table-cell>
          <table:table-cell table:style-name="Table5.A2" office:value-type="string">
            <text:p text:style-name="P6">-<text:span text:style-name="T11">Login as admin</text:span></text:p>
            <text:p text:style-name="P6">-<text:span text:style-name="T11">Enter paybill command</text:span></text:p>
            <text:p text:style-name="P6">-<text:span text:style-name="T11">Enter a valid account holder's name</text:span></text:p>
            <text:p text:style-name="P6">-<text:span text:style-name="T11">Enter a valid account number</text:span></text:p>
            <text:p text:style-name="P6">-<text:span text:style-name="T11">Enter an invalid company</text:span></text:p>
          </table:table-cell>
          <table:table-cell table:style-name="Table5.D2" office:value-type="string">
            <text:p text:style-name="P26">User fails to pay a bill due to invalid company</text:p>
          </table:table-cell>
        </table:table-row>
        <table:table-row>
          <table:table-cell table:style-name="Table5.A2" office:value-type="string">
            <text:p text:style-name="P26">004</text:p>
          </table:table-cell>
          <table:table-cell table:style-name="Table5.A2" office:value-type="string">
            <text:p text:style-name="P26">User pays a bill using an invalid account</text:p>
          </table:table-cell>
          <table:table-cell table:style-name="Table5.A2" office:value-type="string">
            <text:p text:style-name="P6">-<text:span text:style-name="T11">Login as standard user</text:span></text:p>
            <text:p text:style-name="P6">-<text:span text:style-name="T11">Enter paybill command</text:span></text:p>
            <text:p text:style-name="P6">-<text:span text:style-name="T11">Enter an invalid account number</text:span></text:p>
          </table:table-cell>
          <table:table-cell table:style-name="Table5.D2" office:value-type="string">
            <text:p text:style-name="P26">User fails to pay a bill due to invalid account</text:p>
          </table:table-cell>
        </table:table-row>
        <table:table-row>
          <table:table-cell table:style-name="Table5.A2" office:value-type="string">
            <text:p text:style-name="P26">005</text:p>
          </table:table-cell>
          <table:table-cell table:style-name="Table5.A2" office:value-type="string">
            <text:p text:style-name="P26">Standard user pays a bill using more then 2000.00</text:p>
          </table:table-cell>
          <table:table-cell table:style-name="Table5.A2" office:value-type="string">
            <text:p text:style-name="P6">-<text:span text:style-name="T11">Login as standard user</text:span></text:p>
            <text:p text:style-name="P6">-<text:span text:style-name="T11">Enter paybill command</text:span></text:p>
            <text:p text:style-name="P6">-<text:span text:style-name="T11">Enter a valid account number</text:span></text:p>
            <text:p text:style-name="P6">-<text:span text:style-name="T11">Enter a valid company</text:span></text:p>
            <text:p text:style-name="P6">-<text:span text:style-name="T11">Enter an amount greater than 2000.00</text:span></text:p>
          </table:table-cell>
          <table:table-cell table:style-name="Table5.D2" office:value-type="string">
            <text:p text:style-name="P26">User fails to pay a bill due to entering an amount greater than the limit</text:p>
          </table:table-cell>
        </table:table-row>
        <table:table-row>
          <table:table-cell table:style-name="Table5.A2" office:value-type="string">
            <text:p text:style-name="P26">006</text:p>
          </table:table-cell>
          <table:table-cell table:style-name="Table5.A2" office:value-type="string">
            <text:p text:style-name="P26">User pays a bill using a disabled account</text:p>
          </table:table-cell>
          <table:table-cell table:style-name="Table5.A2" office:value-type="string">
            <text:p text:style-name="P6">-<text:span text:style-name="T11">Login as standard user</text:span></text:p>
            <text:p text:style-name="P6">-<text:span text:style-name="T11">Enter paybill command</text:span></text:p>
            <text:p text:style-name="P6">-<text:span text:style-name="T11">Enter a disabled account number</text:span></text:p>
          </table:table-cell>
          <table:table-cell table:style-name="Table5.D2" office:value-type="string">
            <text:p text:style-name="P26">User fails to pay a bill due to using a disabled account</text:p>
          </table:table-cell>
        </table:table-row>
        <table:table-row>
          <table:table-cell table:style-name="Table5.A2" office:value-type="string">
            <text:p text:style-name="P26">007</text:p>
          </table:table-cell>
          <table:table-cell table:style-name="Table5.A2" office:value-type="string">
            <text:p text:style-name="P26">Standard user pays a bill using their entire balance</text:p>
          </table:table-cell>
          <table:table-cell table:style-name="Table5.A2" office:value-type="string">
            <text:p text:style-name="P6">-<text:span text:style-name="T11">Login as standard user</text:span></text:p>
            <text:p text:style-name="P6">-<text:span text:style-name="T11">Enter paybill command</text:span></text:p>
            <text:p text:style-name="P6">-<text:span text:style-name="T11">Enter a valid account number</text:span></text:p>
            <text:p text:style-name="P6">-<text:span text:style-name="T11">Enter a valid company</text:span></text:p>
            <text:p text:style-name="P6">-<text:span text:style-name="T11">Enter entire account balance </text:span></text:p>
          </table:table-cell>
          <table:table-cell table:style-name="Table5.D2" office:value-type="string">
            <text:p text:style-name="P26">User fails to pay bill due to transaction fees</text:p>
          </table:table-cell>
        </table:table-row>
        <table:table-row>
          <table:table-cell table:style-name="Table5.A2" office:value-type="string">
            <text:p text:style-name="P26">008</text:p>
          </table:table-cell>
          <table:table-cell table:style-name="Table5.A2" office:value-type="string">
            <text:p text:style-name="P26">Admin pays a bill using an entire account balance</text:p>
          </table:table-cell>
          <table:table-cell table:style-name="Table5.A2" office:value-type="string">
            <text:p text:style-name="P6">-<text:span text:style-name="T11">Login as admin</text:span></text:p>
            <text:p text:style-name="P6">-<text:span text:style-name="T11">Enter paybill command</text:span></text:p>
            <text:p text:style-name="P6">-<text:span text:style-name="T11">Enter a valid account holder's name</text:span></text:p>
            <text:p text:style-name="P6">-<text:span text:style-name="T11">Enter a valid account number</text:span></text:p>
            <text:p text:style-name="P6">-<text:span text:style-name="T11">Enter a valid company</text:span></text:p>
            <text:p text:style-name="P6">-<text:span text:style-name="T11">Enter entire account balance</text:span></text:p>
          </table:table-cell>
          <table:table-cell table:style-name="Table5.D2" office:value-type="string">
            <text:p text:style-name="P26">Admin successfully pays a bill for an account</text:p>
          </table:table-cell>
        </table:table-row>
      </table:table>
      <text:p text:style-name="P2"/>
      <text:p text:style-name="P2"/>
      <text:p text:style-name="P2"/>
      <text:p text:style-name="P3"><text:soft-page-break/>Deposit (04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">#</text:p>
          </table:table-cell>
          <table:table-cell table:style-name="Table6.A1" office:value-type="string">
            <text:p text:style-name="P5">Scenario</text:p>
          </table:table-cell>
          <table:table-cell table:style-name="Table6.A1" office:value-type="string">
            <text:p text:style-name="P5">Test step</text:p>
          </table:table-cell>
          <table:table-cell table:style-name="Table6.D1" office:value-type="string">
            <text:p text:style-name="P5">Expected outcome</text:p>
          </table:table-cell>
        </table:table-row>
        <table:table-row>
          <table:table-cell table:style-name="Table6.A2" office:value-type="string">
            <text:p text:style-name="P5">001</text:p>
          </table:table-cell>
          <table:table-cell table:style-name="Table6.A2" office:value-type="string">
            <text:p text:style-name="P27">User deposits funds into an account</text:p>
          </table:table-cell>
          <table:table-cell table:style-name="Table6.A2" office:value-type="string">
            <text:p text:style-name="P6">-<text:span text:style-name="T12">Login as standard user</text:span></text:p>
            <text:p text:style-name="P6">-<text:span text:style-name="T12">Enter deposit command</text:span></text:p>
            <text:p text:style-name="P6">-<text:span text:style-name="T12">Enter a valid account number</text:span></text:p>
            <text:p text:style-name="P6">-<text:span text:style-name="T12">Enter a valid amount</text:span></text:p>
          </table:table-cell>
          <table:table-cell table:style-name="Table6.D2" office:value-type="string">
            <text:p text:style-name="P27">User successfully deposits funds into their account</text:p>
          </table:table-cell>
        </table:table-row>
        <table:table-row>
          <table:table-cell table:style-name="Table6.A2" office:value-type="string">
            <text:p text:style-name="P27">002</text:p>
          </table:table-cell>
          <table:table-cell table:style-name="Table6.A2" office:value-type="string">
            <text:p text:style-name="P27">User deposits an invalid amount</text:p>
          </table:table-cell>
          <table:table-cell table:style-name="Table6.A2" office:value-type="string">
            <text:p text:style-name="P6">-<text:span text:style-name="T12">Login as standard user</text:span></text:p>
            <text:p text:style-name="P6">-<text:span text:style-name="T12">Enter deposit command</text:span></text:p>
            <text:p text:style-name="P6">-<text:span text:style-name="T12">Enter a valid account number</text:span></text:p>
            <text:p text:style-name="P6">-<text:span text:style-name="T12">Enter an invalid amount</text:span></text:p>
          </table:table-cell>
          <table:table-cell table:style-name="Table6.D2" office:value-type="string">
            <text:p text:style-name="P27">User fails to deposit funds into their account</text:p>
          </table:table-cell>
        </table:table-row>
        <table:table-row>
          <table:table-cell table:style-name="Table6.A2" office:value-type="string">
            <text:p text:style-name="P27">003</text:p>
          </table:table-cell>
          <table:table-cell table:style-name="Table6.A2" office:value-type="string">
            <text:p text:style-name="P27">User deposits into an invalid account</text:p>
          </table:table-cell>
          <table:table-cell table:style-name="Table6.A2" office:value-type="string">
            <text:p text:style-name="P6">-<text:span text:style-name="T12">Login as standard user</text:span></text:p>
            <text:p text:style-name="P6">-<text:span text:style-name="T12">Enter deposit command</text:span></text:p>
            <text:p text:style-name="P6">-<text:span text:style-name="T12">Enter an invalid account number</text:span></text:p>
          </table:table-cell>
          <table:table-cell table:style-name="Table6.D2" office:value-type="string">
            <text:p text:style-name="P27">User fails to deposit funds into an account</text:p>
          </table:table-cell>
        </table:table-row>
        <table:table-row>
          <table:table-cell table:style-name="Table6.A2" office:value-type="string">
            <text:p text:style-name="P27">004</text:p>
          </table:table-cell>
          <table:table-cell table:style-name="Table6.A2" office:value-type="string">
            <text:p text:style-name="P27">User deposits into a disabled account</text:p>
          </table:table-cell>
          <table:table-cell table:style-name="Table6.A2" office:value-type="string">
            <text:p text:style-name="P6">-<text:span text:style-name="T12">Login as standard user</text:span></text:p>
            <text:p text:style-name="P6">-<text:span text:style-name="T12">Enter deposit command</text:span></text:p>
            <text:p text:style-name="P6">-<text:span text:style-name="T12">Enter a disabled account number</text:span></text:p>
          </table:table-cell>
          <table:table-cell table:style-name="Table6.D2" office:value-type="string">
            <text:p text:style-name="P27">User fails to deposit funds into a disabled account</text:p>
          </table:table-cell>
        </table:table-row>
        <table:table-row>
          <table:table-cell table:style-name="Table6.A2" office:value-type="string">
            <text:p text:style-name="P27">005</text:p>
          </table:table-cell>
          <table:table-cell table:style-name="Table6.A2" office:value-type="string">
            <text:p text:style-name="P27">User deposits <text:span text:style-name="T13">an amount that causes their account to become negative</text:span></text:p>
          </table:table-cell>
          <table:table-cell table:style-name="Table6.A2" office:value-type="string">
            <text:p text:style-name="P6">-<text:span text:style-name="T13">Login as standard user</text:span></text:p>
            <text:p text:style-name="P6">-<text:span text:style-name="T13">Enter deposit command</text:span></text:p>
            <text:p text:style-name="P6">-<text:span text:style-name="T13">Enter a valid account number</text:span></text:p>
            <text:p text:style-name="P6">-<text:span text:style-name="T13">Enter an amount smaller than 0.10</text:span></text:p>
          </table:table-cell>
          <table:table-cell table:style-name="Table6.D2" office:value-type="string">
            <text:p text:style-name="P28">User fails to deposit funds due to transaction fees</text:p>
          </table:table-cell>
        </table:table-row>
      </table:table>
      <text:p text:style-name="P2"/>
      <text:p text:style-name="P2"/>
      <text:p text:style-name="P3">Create (05)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">#</text:p>
          </table:table-cell>
          <table:table-cell table:style-name="Table7.A1" office:value-type="string">
            <text:p text:style-name="P5">Scenario</text:p>
          </table:table-cell>
          <table:table-cell table:style-name="Table7.A1" office:value-type="string">
            <text:p text:style-name="P5">Test step</text:p>
          </table:table-cell>
          <table:table-cell table:style-name="Table7.D1" office:value-type="string">
            <text:p text:style-name="P5">Expected outcome</text:p>
          </table:table-cell>
        </table:table-row>
        <table:table-row>
          <table:table-cell table:style-name="Table7.A2" office:value-type="string">
            <text:p text:style-name="P5">001</text:p>
          </table:table-cell>
          <table:table-cell table:style-name="Table7.A2" office:value-type="string">
            <text:p text:style-name="P8">Create an account as an admin</text:p>
          </table:table-cell>
          <table:table-cell table:style-name="Table7.A2" office:value-type="string">
            <text:p text:style-name="P8">-Login as an admin</text:p>
            <text:p text:style-name="P8">-Enter create command</text:p>
            <text:p text:style-name="P8">-Enter a valid account holder's name</text:p>
            <text:p text:style-name="P8">-Enter initial amount</text:p>
          </table:table-cell>
          <table:table-cell table:style-name="Table7.D2" office:value-type="string">
            <text:p text:style-name="P8">Admin successfully creates an account</text:p>
          </table:table-cell>
        </table:table-row>
        <table:table-row>
          <table:table-cell table:style-name="Table7.A2" office:value-type="string">
            <text:p text:style-name="P8">002</text:p>
          </table:table-cell>
          <table:table-cell table:style-name="Table7.A2" office:value-type="string">
            <text:p text:style-name="P8">Creating an account with no name</text:p>
          </table:table-cell>
          <table:table-cell table:style-name="Table7.A2" office:value-type="string">
            <text:p text:style-name="P8">-Login as an admin</text:p>
            <text:p text:style-name="P8">-Enter create command</text:p>
            <text:p text:style-name="P8">-Enter nothing</text:p>
          </table:table-cell>
          <table:table-cell table:style-name="Table7.D2" office:value-type="string">
            <text:p text:style-name="P8">Account is not created because name was not given</text:p>
          </table:table-cell>
        </table:table-row>
        <table:table-row>
          <table:table-cell table:style-name="Table7.A2" office:value-type="string">
            <text:p text:style-name="P8">003</text:p>
          </table:table-cell>
          <table:table-cell table:style-name="Table7.A2" office:value-type="string">
            <text:p text:style-name="P8">Create an account with a name too long (exceeding 20 characters)</text:p>
          </table:table-cell>
          <table:table-cell table:style-name="Table7.A2" office:value-type="string">
            <text:p text:style-name="P8">-Login as an admin</text:p>
            <text:p text:style-name="P8">-Enter create command</text:p>
            <text:p text:style-name="P8">-Enter a name longer than 20 characters</text:p>
          </table:table-cell>
          <table:table-cell table:style-name="Table7.D2" office:value-type="string">
            <text:p text:style-name="P8">Account is not created because the name given is too long</text:p>
          </table:table-cell>
        </table:table-row>
        <table:table-row>
          <table:table-cell table:style-name="Table7.A2" office:value-type="string">
            <text:p text:style-name="P8">004</text:p>
          </table:table-cell>
          <table:table-cell table:style-name="Table7.A2" office:value-type="string">
            <text:p text:style-name="P8">Create an account with a name that contains invalid characters</text:p>
          </table:table-cell>
          <table:table-cell table:style-name="Table7.A2" office:value-type="string">
            <text:p text:style-name="P8">-Login as an admin</text:p>
            <text:p text:style-name="P8">-Enter create command</text:p>
            <text:p text:style-name="P8">-Enter a name with invalid characters</text:p>
          </table:table-cell>
          <table:table-cell table:style-name="Table7.D2" office:value-type="string">
            <text:p text:style-name="P8">Account is not created as the name given is invalid</text:p>
          </table:table-cell>
        </table:table-row>
        <table:table-row>
          <table:table-cell table:style-name="Table7.A2" office:value-type="string">
            <text:p text:style-name="P8">005</text:p>
          </table:table-cell>
          <table:table-cell table:style-name="Table7.A2" office:value-type="string">
            <text:p text:style-name="P8">Create an account with no balance</text:p>
          </table:table-cell>
          <table:table-cell table:style-name="Table7.A2" office:value-type="string">
            <text:p text:style-name="P8">-Login as an admin</text:p>
            <text:p text:style-name="P8">-Enter create command</text:p>
            <text:p text:style-name="P8">-Enter a valid name</text:p>
            <text:p text:style-name="P8">-Enter nothing</text:p>
          </table:table-cell>
          <table:table-cell table:style-name="Table7.D2" office:value-type="string">
            <text:p text:style-name="P8">Account is created with a balance of 0.0</text:p>
          </table:table-cell>
        </table:table-row>
        <text:soft-page-break/>
        <table:table-row>
          <table:table-cell table:style-name="Table7.A2" office:value-type="string">
            <text:p text:style-name="P9">006</text:p>
          </table:table-cell>
          <table:table-cell table:style-name="Table7.A2" office:value-type="string">
            <text:p text:style-name="P9">Create an account with an invalid balance</text:p>
          </table:table-cell>
          <table:table-cell table:style-name="Table7.A2" office:value-type="string">
            <text:p text:style-name="P8">-<text:span text:style-name="T3">Login as an admin</text:span></text:p>
            <text:p text:style-name="P8">-<text:span text:style-name="T3">Enter create command</text:span></text:p>
            <text:p text:style-name="P8">-<text:span text:style-name="T3">Enter a valid name</text:span></text:p>
            <text:p text:style-name="P8">-<text:span text:style-name="T3">Enter something other than a number</text:span></text:p>
          </table:table-cell>
          <table:table-cell table:style-name="Table7.D2" office:value-type="string">
            <text:p text:style-name="P9">Account is not created as the balance given was invalid</text:p>
          </table:table-cell>
        </table:table-row>
        <table:table-row>
          <table:table-cell table:style-name="Table7.A2" office:value-type="string">
            <text:p text:style-name="P9">007</text:p>
          </table:table-cell>
          <table:table-cell table:style-name="Table7.A2" office:value-type="string">
            <text:p text:style-name="P9">Create an account with a balance exceeding maximum amount</text:p>
          </table:table-cell>
          <table:table-cell table:style-name="Table7.A2" office:value-type="string">
            <text:p text:style-name="P8">-<text:span text:style-name="T3">Login as an admin</text:span></text:p>
            <text:p text:style-name="P8">-<text:span text:style-name="T3">Enter create command</text:span></text:p>
            <text:p text:style-name="P8">-<text:span text:style-name="T3">Enter a valid name</text:span></text:p>
            <text:p text:style-name="P8">-<text:span text:style-name="T3">Enter an amount larger than 99999.99</text:span></text:p>
          </table:table-cell>
          <table:table-cell table:style-name="Table7.D2" office:value-type="string">
            <text:p text:style-name="P9">Account is not created as the balance given is exceeding the maximum amount an account can store</text:p>
          </table:table-cell>
        </table:table-row>
      </table:table>
      <text:p text:style-name="P2"/>
      <text:p text:style-name="P3">Delete (06)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5">#</text:p>
          </table:table-cell>
          <table:table-cell table:style-name="Table8.A1" office:value-type="string">
            <text:p text:style-name="P5">Scenario</text:p>
          </table:table-cell>
          <table:table-cell table:style-name="Table8.A1" office:value-type="string">
            <text:p text:style-name="P5">Test step</text:p>
          </table:table-cell>
          <table:table-cell table:style-name="Table8.D1" office:value-type="string">
            <text:p text:style-name="P5">Expected outcome</text:p>
          </table:table-cell>
        </table:table-row>
        <table:table-row>
          <table:table-cell table:style-name="Table8.A2" office:value-type="string">
            <text:p text:style-name="P5">001</text:p>
          </table:table-cell>
          <table:table-cell table:style-name="Table8.A2" office:value-type="string">
            <text:p text:style-name="P8"><text:span text:style-name="T3">Delete</text:span> an account as an admin</text:p>
          </table:table-cell>
          <table:table-cell table:style-name="Table8.A2" office:value-type="string">
            <text:p text:style-name="P8">-Login as an admin</text:p>
            <text:p text:style-name="P8">-Enter <text:span text:style-name="T3">delete</text:span> command</text:p>
            <text:p text:style-name="P8">-Enter a valid account holder's name</text:p>
            <text:p text:style-name="P8">-Enter initial amount</text:p>
          </table:table-cell>
          <table:table-cell table:style-name="Table8.D2" office:value-type="string">
            <text:p text:style-name="P8">Admin successfully <text:span text:style-name="T3">deletes</text:span> an account</text:p>
          </table:table-cell>
        </table:table-row>
        <table:table-row>
          <table:table-cell table:style-name="Table8.A2" office:value-type="string">
            <text:p text:style-name="P8">002</text:p>
          </table:table-cell>
          <table:table-cell table:style-name="Table8.A2" office:value-type="string">
            <text:p text:style-name="P8"><text:span text:style-name="T3">Delete</text:span> an <text:span text:style-name="T3">non-existing person's account</text:span></text:p>
          </table:table-cell>
          <table:table-cell table:style-name="Table8.A2" office:value-type="string">
            <text:p text:style-name="P8">-Login as an admin</text:p>
            <text:p text:style-name="P8">-Enter <text:span text:style-name="T3">delete</text:span> command</text:p>
            <text:p text:style-name="P8">-Enter <text:span text:style-name="T3">a name that does not belong to the bank</text:span></text:p>
          </table:table-cell>
          <table:table-cell table:style-name="Table8.D2" office:value-type="string">
            <text:p text:style-name="P8">Account is not <text:span text:style-name="T3">deleted</text:span> because <text:span text:style-name="T3">person does not go to this bank</text:span></text:p>
          </table:table-cell>
        </table:table-row>
        <table:table-row>
          <table:table-cell table:style-name="Table8.A2" office:value-type="string">
            <text:p text:style-name="P8">003</text:p>
          </table:table-cell>
          <table:table-cell table:style-name="Table8.A2" office:value-type="string">
            <text:p text:style-name="P10">Delete an account number that does not exist</text:p>
          </table:table-cell>
          <table:table-cell table:style-name="Table8.A2" office:value-type="string">
            <text:p text:style-name="P10">-Login as an admin</text:p>
            <text:p text:style-name="P10">-Enter delete command</text:p>
            <text:p text:style-name="P10">-Enter a valid account holder's name</text:p>
            <text:p text:style-name="P10">-Enter an account number that does not exist</text:p>
          </table:table-cell>
          <table:table-cell table:style-name="Table8.D2" office:value-type="string">
            <text:p text:style-name="P10">Account is not deleted because the account does not exisit</text:p>
          </table:table-cell>
        </table:table-row>
      </table:table>
      <text:p text:style-name="P2"/>
      <text:p text:style-name="P3">Disable (07)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5">#</text:p>
          </table:table-cell>
          <table:table-cell table:style-name="Table9.A1" office:value-type="string">
            <text:p text:style-name="P5">Scenario</text:p>
          </table:table-cell>
          <table:table-cell table:style-name="Table9.A1" office:value-type="string">
            <text:p text:style-name="P5">Test step</text:p>
          </table:table-cell>
          <table:table-cell table:style-name="Table9.D1" office:value-type="string">
            <text:p text:style-name="P5">Expected outcome</text:p>
          </table:table-cell>
        </table:table-row>
        <table:table-row>
          <table:table-cell table:style-name="Table9.A2" office:value-type="string">
            <text:p text:style-name="P5">001</text:p>
          </table:table-cell>
          <table:table-cell table:style-name="Table9.A2" office:value-type="string">
            <text:p text:style-name="P7">Disable an account as an admin</text:p>
          </table:table-cell>
          <table:table-cell table:style-name="Table9.A2" office:value-type="string">
            <text:p text:style-name="P7">-Login as an admin</text:p>
            <text:p text:style-name="P7">-Enter disable command</text:p>
            <text:p text:style-name="P7">-Enter a valid account holder's name</text:p>
            <text:p text:style-name="P7">-Enter a valid account number</text:p>
          </table:table-cell>
          <table:table-cell table:style-name="Table9.D2" office:value-type="string">
            <text:p text:style-name="P7">Admin successfully disables an account</text:p>
          </table:table-cell>
        </table:table-row>
        <table:table-row>
          <table:table-cell table:style-name="Table9.A2" office:value-type="string">
            <text:p text:style-name="P7">002</text:p>
          </table:table-cell>
          <table:table-cell table:style-name="Table9.A2" office:value-type="string">
            <text:p text:style-name="P7">Enter an invalid account holder's name</text:p>
          </table:table-cell>
          <table:table-cell table:style-name="Table9.A2" office:value-type="string">
            <text:p text:style-name="P7">-Login as an admin</text:p>
            <text:p text:style-name="P7">-Enter disable command</text:p>
            <text:p text:style-name="P7">-Enter an invalid account holder's name</text:p>
          </table:table-cell>
          <table:table-cell table:style-name="Table9.D2" office:value-type="string">
            <text:p text:style-name="P7">Unable to disable an account because of invalid input</text:p>
          </table:table-cell>
        </table:table-row>
        <table:table-row>
          <table:table-cell table:style-name="Table9.A2" office:value-type="string">
            <text:p text:style-name="P7">003</text:p>
          </table:table-cell>
          <table:table-cell table:style-name="Table9.A2" office:value-type="string">
            <text:p text:style-name="P7">Enter an invalid account number</text:p>
          </table:table-cell>
          <table:table-cell table:style-name="Table9.A2" office:value-type="string">
            <text:p text:style-name="P7">-Login as an admin</text:p>
            <text:p text:style-name="P7">-Enter disable command</text:p>
            <text:p text:style-name="P7">-Enter a valid account holder's name</text:p>
            <text:p text:style-name="P7">-Enter an invalid account number</text:p>
          </table:table-cell>
          <table:table-cell table:style-name="Table9.D2" office:value-type="string">
            <text:p text:style-name="P7">Unable to disable an account because of invalid input</text:p>
          </table:table-cell>
        </table:table-row>
      </table:table>
      <text:p text:style-name="P2"/>
      <text:p text:style-name="P2"/>
      <text:p text:style-name="P2"/>
      <text:p text:style-name="P2"/>
      <text:p text:style-name="P3">Changeplan (08)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5">#</text:p>
          </table:table-cell>
          <table:table-cell table:style-name="Table10.A1" office:value-type="string">
            <text:p text:style-name="P5">Scenario</text:p>
          </table:table-cell>
          <table:table-cell table:style-name="Table10.A1" office:value-type="string">
            <text:p text:style-name="P5">Test step</text:p>
          </table:table-cell>
          <table:table-cell table:style-name="Table10.D1" office:value-type="string">
            <text:p text:style-name="P5">Expected outcome</text:p>
          </table:table-cell>
        </table:table-row>
        <table:table-row>
          <table:table-cell table:style-name="Table10.A2" office:value-type="string">
            <text:p text:style-name="P5">001</text:p>
          </table:table-cell>
          <table:table-cell table:style-name="Table10.A2" office:value-type="string">
            <text:p text:style-name="P7"><text:span text:style-name="T2">Change</text:span> an account<text:span text:style-name="T2">'s plan</text:span> as an admin</text:p>
          </table:table-cell>
          <table:table-cell table:style-name="Table10.A2" office:value-type="string">
            <text:p text:style-name="P7">-Login as an admin</text:p>
            <text:p text:style-name="P7">-Enter <text:span text:style-name="T2">changeplan</text:span> command</text:p>
            <text:p text:style-name="P7">-Enter a valid account holder's name</text:p>
            <text:p text:style-name="P7">-Enter a valid account number</text:p>
          </table:table-cell>
          <table:table-cell table:style-name="Table10.D2" office:value-type="string">
            <text:p text:style-name="P7">Admin successfully <text:span text:style-name="T2">changes</text:span> an account<text:span text:style-name="T2">'s plan</text:span></text:p>
          </table:table-cell>
        </table:table-row>
        <table:table-row>
          <table:table-cell table:style-name="Table10.A2" office:value-type="string">
            <text:p text:style-name="P7">002</text:p>
          </table:table-cell>
          <table:table-cell table:style-name="Table10.A2" office:value-type="string">
            <text:p text:style-name="P7">Enter an invalid account holder's name</text:p>
          </table:table-cell>
          <table:table-cell table:style-name="Table10.A2" office:value-type="string">
            <text:p text:style-name="P7">-Login as an admin</text:p>
            <text:p text:style-name="P7">-Enter <text:span text:style-name="T2">changeplan</text:span> command</text:p>
            <text:p text:style-name="P7">-Enter an invalid account holder's name</text:p>
          </table:table-cell>
          <table:table-cell table:style-name="Table10.D2" office:value-type="string">
            <text:p text:style-name="P7">Unable to <text:span text:style-name="T2">change</text:span> an account<text:span text:style-name="T2">'s plan </text:span>because of invalid input</text:p>
          </table:table-cell>
        </table:table-row>
        <table:table-row>
          <table:table-cell table:style-name="Table10.A2" office:value-type="string">
            <text:p text:style-name="P7">003</text:p>
          </table:table-cell>
          <table:table-cell table:style-name="Table10.A2" office:value-type="string">
            <text:p text:style-name="P7">Enter an invalid account number</text:p>
          </table:table-cell>
          <table:table-cell table:style-name="Table10.A2" office:value-type="string">
            <text:p text:style-name="P7">-Login as an admin</text:p>
            <text:p text:style-name="P7">-Enter <text:span text:style-name="T2">changeplan</text:span> command</text:p>
            <text:p text:style-name="P7">-Enter a valid account holder's name</text:p>
            <text:p text:style-name="P7">-Enter an invalid account number</text:p>
          </table:table-cell>
          <table:table-cell table:style-name="Table10.D2" office:value-type="string">
            <text:p text:style-name="P7">Unable to <text:span text:style-name="T2">change</text:span> an account<text:span text:style-name="T2">'s plan</text:span> because of invalid input</text:p>
          </table:table-cell>
        </table:table-row>
      </table:table>
      <text:p text:style-name="P2"><text:soft-page-break/></text:p>
      <text:p text:style-name="P3">Enable (09)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">#</text:p>
          </table:table-cell>
          <table:table-cell table:style-name="Table11.A1" office:value-type="string">
            <text:p text:style-name="P5">Scenario</text:p>
          </table:table-cell>
          <table:table-cell table:style-name="Table11.A1" office:value-type="string">
            <text:p text:style-name="P5">Test step</text:p>
          </table:table-cell>
          <table:table-cell table:style-name="Table11.D1" office:value-type="string">
            <text:p text:style-name="P5">Expected outcome</text:p>
          </table:table-cell>
        </table:table-row>
        <table:table-row>
          <table:table-cell table:style-name="Table11.A2" office:value-type="string">
            <text:p text:style-name="P5">001</text:p>
          </table:table-cell>
          <table:table-cell table:style-name="Table11.A2" office:value-type="string">
            <text:p text:style-name="P7">Enable an account as an admin</text:p>
          </table:table-cell>
          <table:table-cell table:style-name="Table11.A2" office:value-type="string">
            <text:p text:style-name="P7">-Login as an admin</text:p>
            <text:p text:style-name="P7">-Enter enable command</text:p>
            <text:p text:style-name="P7">-Enter a valid account holder's name</text:p>
            <text:p text:style-name="P7">-Enter a valid account number</text:p>
          </table:table-cell>
          <table:table-cell table:style-name="Table11.D2" office:value-type="string">
            <text:p text:style-name="P7">Admin successfully enables an account</text:p>
          </table:table-cell>
        </table:table-row>
        <table:table-row>
          <table:table-cell table:style-name="Table11.A2" office:value-type="string">
            <text:p text:style-name="P7">002</text:p>
          </table:table-cell>
          <table:table-cell table:style-name="Table11.A2" office:value-type="string">
            <text:p text:style-name="P7">Enter an invalid account holder's name</text:p>
          </table:table-cell>
          <table:table-cell table:style-name="Table11.A2" office:value-type="string">
            <text:p text:style-name="P7">-Login as an admin</text:p>
            <text:p text:style-name="P7">-Enter enable command</text:p>
            <text:p text:style-name="P7">-Enter an invalid account holder's name</text:p>
          </table:table-cell>
          <table:table-cell table:style-name="Table11.D2" office:value-type="string">
            <text:p text:style-name="P7">Unable to enable an account because of invalid input</text:p>
          </table:table-cell>
        </table:table-row>
        <table:table-row>
          <table:table-cell table:style-name="Table11.A2" office:value-type="string">
            <text:p text:style-name="P7">003</text:p>
          </table:table-cell>
          <table:table-cell table:style-name="Table11.A2" office:value-type="string">
            <text:p text:style-name="P7">Enter an invalid account number</text:p>
          </table:table-cell>
          <table:table-cell table:style-name="Table11.A2" office:value-type="string">
            <text:p text:style-name="P7">-Login as an admin</text:p>
            <text:p text:style-name="P7">-Enter enable command</text:p>
            <text:p text:style-name="P7">-Enter a valid account holder's name</text:p>
            <text:p text:style-name="P7">-Enter an invalid account number</text:p>
          </table:table-cell>
          <table:table-cell table:style-name="Table11.D2" office:value-type="string">
            <text:p text:style-name="P7">Unable to enable an account because of invalid inpu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00:45:23.449828537</meta:creation-date>
    <dc:date>2016-02-14T07:17:53.544708172</dc:date>
    <meta:editing-duration>PT5H39M</meta:editing-duration>
    <meta:editing-cycles>7</meta:editing-cycles>
    <meta:generator>LibreOffice/4.2.8.2$Linux_X86_64 LibreOffice_project/420m0$Build-2</meta:generator>
    <meta:document-statistic meta:table-count="11" meta:image-count="0" meta:object-count="0" meta:page-count="8" meta:paragraph-count="470" meta:word-count="2206" meta:character-count="12820" meta:non-whitespace-character-count="11079"/>
  </office:meta>
</office:document-meta>
</file>